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Utah (3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(1-2)</text:p>
          </table:table-cell>
          <table:table-cell office:value-type="string">
            <text:p>22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Utah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31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.57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.306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20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.08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143</text:p>
          </table:table-cell>
        </table:table-row>
      </table:table>
      <table:table table:name="Sheet 2">
        <table:table-row>
          <table:table-cell office:value-type="string">
            <text:p>Utah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Dani Barton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4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annon Scully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orre Glasker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Kenzie Koerber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-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Lauga Gauta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Camryn Machado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ailey Choy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667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en Abel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Carly Truema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erkeley Oblad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46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Adora Anae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36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Lauren Sproule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Tawnee Luafalemana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2</text:p>
          </table:table-cell>
          <table:table-cell office:value-type="string">
            <text:p>9</text:p>
          </table:table-cell>
          <table:table-cell office:value-type="string">
            <text:p>89</text:p>
          </table:table-cell>
          <table:table-cell office:value-type="string">
            <text:p>.371</text:p>
          </table:table-cell>
          <table:table-cell office:value-type="string">
            <text:p>40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4.0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286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.11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elly Braghini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3</text:p>
          </table:table-cell>
          <table:table-cell office:value-type="string">
            <text:p>.1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0</text:p>
          </table:table-cell>
          <table:table-cell office:value-type="string">
            <text:p>17</text:p>
          </table:table-cell>
          <table:table-cell office:value-type="string">
            <text:p>88</text:p>
          </table:table-cell>
          <table:table-cell office:value-type="string">
            <text:p>.148</text:p>
          </table:table-cell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